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7:39:14.5051700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0-10T17:50:40.285918641</dc:date>
    <meta:editing-duration>P1DT31M35S</meta:editing-duration>
    <meta:editing-cycles>142</meta:editing-cycles>
    <meta:generator>LibreOffice/7.2.1.2$Linux_X86_64 LibreOffice_project/20$Build-2</meta:generator>
    <meta:document-statistic meta:table-count="1" meta:cell-count="3034" meta:object-count="0"/>
  </office:meta>
</office:document-meta>
</file>